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551cm"/>
    </style:style>
    <style:style style:name="co2" style:family="table-column">
      <style:table-column-properties fo:break-before="auto" style:column-width="9.051cm"/>
    </style:style>
    <style:style style:name="co3" style:family="table-column">
      <style:table-column-properties fo:break-before="auto" style:column-width="7.736cm"/>
    </style:style>
    <style:style style:name="co4" style:family="table-column">
      <style:table-column-properties fo:break-before="auto" style:column-width="2.14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text-style style:name="N8100" number:language="de" number:country="DE">
      <number:text-content/>
    </number:text-style>
    <style:style style:name="ce1" style:family="table-cell" style:parent-style-name="Excel_20_Built-in_20_Normal" style:data-style-name="N8100"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" style:family="table-cell" style:parent-style-name="Excel_20_Built-in_20_Normal"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" style:family="table-cell" style:parent-style-name="Excel_20_Built-in_20_Normal" style:data-style-name="N8100">
      <style:table-cell-properties style:text-align-source="fix" style:repeat-content="false"/>
      <style:paragraph-properties fo:text-align="justify" fo:margin-left="0cm"/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 table:print="false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0" table:default-cell-style-name="ce2"/>
        <table:table-row table:style-name="ro1">
          <table:table-cell table:style-name="ce1" office:value-type="string">
            <text:p>advertisment</text:p>
          </table:table-cell>
          <table:table-cell office:value-type="string">
            <text:p>video</text:p>
          </table:table-cell>
          <table:table-cell table:style-name="ce1" office:value-type="string">
            <text:p>/videogoodput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1" office:value-type="string">
            <text:p>r1---sn-4g57kndd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table:style-name="ce1" office:value-type="string">
            <text:p>r1---sn-4g5e6ne6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1---sn-4g5e6ney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1---sn-4g5e6nls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1---sn-4g5ednll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1---sn-4g5ednls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1---sn-5hne6ne6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1---sn-5hne6nlr.googlevideo.com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r1---sn-4g57kn6y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7kn7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7kne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7kned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7knke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7knr7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7knrs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7knsy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7knzk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e6ne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ednee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e6nl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e6nl7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e6nle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edn7e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edne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4g5ednle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5hne6n7l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---sn-5hne6ne6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>
            <text:p>r1---sn-4g5e6ney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---sn-a5mekn7y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---sn-aigllnd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---sn-n4v7sn7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---sn-p5qlsnsd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---sn-vgqsdn7s.googlevideo.com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2---sn-4g57knek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2---sn-4g57knzk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2---sn-4g5e6n7d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2---sn-4g5e6n7k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2---sn-5hne6n7z.googlevideo.com</text:p>
          </table:table-cell>
          <table:table-cell table:number-columns-repeated="1023"/>
        </table:table-row>
        <table:table-row table:style-name="ro1">
          <table:table-cell table:style-name="ce1"/>
          <table:table-cell office:value-type="string">
            <text:p>r2---sn-4g57kn6l.googlevideo.com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r2---sn-4g57knkr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2---sn-4g5e6n7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2---sn-4g5e6n7r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2---sn-4g5e6nl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2---sn-4g5edn7e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2---sn-4g5edne7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r2---sn-4g5edne6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r2---sn-4g5ednll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2---sn-5hne6n7l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2---sn-ab5l6nzy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2---sn-p5qlsn7l.googlevideo.com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3---sn-4g57knzd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3---sn-4g5e6nes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3---sn-4g5e6nez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3---sn-4g5edne6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3---sn-5hnednlk.googlevideo.com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r3---sn-4g57kner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3---sn-4g57knls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3---sn-4g5e6n7d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3---sn-4g5e6n7k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3---sn-4g5e6ney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3---sn-4g5e6nez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3---sn-4g5e6nls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3---sn-4g5edned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3---sn-4g5ednek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r3---sn-4g57kne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3---sn-4g5e6ney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3---sn-4g5e6nle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3---sn-a5meknll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3---sn-h0j7sn7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3---sn-j5huxa-qa5e.googlevideo.com</text:p>
          </table:table-cell>
          <table:table-cell table:number-columns-repeated="1021"/>
        </table:table-row>
        <table:table-row table:style-name="ro1">
          <table:table-cell office:value-type="string">
            <text:p>r4---sn-4g57kn7d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4---sn-4g57kney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4---sn-4g5e6n76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4---sn-4g5e6nl7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4---sn-4g5edn7z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table:style-name="ce1" office:value-type="string">
            <text:p>r4---sn-4g5ednle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4---sn-5hnednlk.googlevideo.com</text:p>
          </table:table-cell>
          <table:table-cell table:number-columns-repeated="1023"/>
        </table:table-row>
        <table:table-row table:style-name="ro1">
          <table:table-cell table:style-name="ce1"/>
          <table:table-cell office:value-type="string">
            <text:p>r4---sn-4g57knkr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4---sn-4g5e6nes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4---sn-4g5e6nl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4---sn-4g5edn7s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4---sn-4g5edn7y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4---sn-4g5edne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4---sn-4g5ednee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4---sn-5hnedn7z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>
            <text:p>r4---sn-4g5edn7l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4---sn-5hne6n7r.googlevideo.com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3" office:value-type="string">
            <text:p>r4---sn-a5mlrn7y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4---sn-aiglln67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4---sn-aigllnek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4---sn-hp57kn7z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4---sn-p5qs7n7e.googlevideo.com</text:p>
          </table:table-cell>
          <table:table-cell table:number-columns-repeated="1021"/>
        </table:table-row>
        <table:table-row table:style-name="ro1">
          <table:table-cell office:value-type="string">
            <text:p>r5---sn-4g57kn6s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5---sn-4g57knl6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5---sn-4g5e6nl6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table:style-name="ce1" office:value-type="string">
            <text:p>r5---sn-4g5edn7l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5---sn-4g5ednle.googlevideo.com</text:p>
          </table:table-cell>
          <table:table-cell table:number-columns-repeated="1023"/>
        </table:table-row>
        <table:table-row table:style-name="ro1">
          <table:table-cell table:style-name="ce1"/>
          <table:table-cell office:value-type="string">
            <text:p>r5---sn-4g57kn67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5---sn-4g57knls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5---sn-4g57knzl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5---sn-4g5e6n7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5---sn-4g5e6n7d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5---sn-4g5e6ne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5---sn-4g5e6nle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5---sn-4g5e6ney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5---sn-4g5e6nl6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r5---sn-a5meknek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r5---sn-a5mlrn7r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r5---sn-ab5l6nsk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r5---sn-q4f7sne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r5---sn-vgqs7ns7.googlevideo.com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6---sn-4g5e6n7r.googlevideo.com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1" office:value-type="string">
            <text:p>r6---sn-4g5e6nls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6---sn-4g5ednee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6---sn-4g5edn7e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6---sn-4g5edn7y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6---sn-4g5ednle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6---sn-5hne6nlr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6---sn-5hnednl7.googlevideo.com</text:p>
          </table:table-cell>
          <table:table-cell table:number-columns-repeated="1023"/>
        </table:table-row>
        <table:table-row table:style-name="ro1">
          <table:table-cell table:style-name="ce1"/>
          <table:table-cell office:value-type="string">
            <text:p>r6---sn-4g57knes.googlevideo.com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r6---sn-4g5e6n7k.googlevideo.com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r6---sn-4g5e6nl6.googlevideo.com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r6---sn-4g5e6nl7.googlevideo.com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r6---sn-4g5edne6.googlevideo.com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r6---sn-5hnedn7s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>
            <text:p>r6---sn-4g5ednle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6---sn-5hne6ney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6---sn-p5qs7n76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6---sn-p5qs7n7e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6---sn-p5qs7n7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6---sn-vgqs7nes.googlevideo.com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7---sn-4g57kndd.googlevideo.com</text:p>
          </table:table-cell>
          <table:table-cell table:number-columns-repeated="1023"/>
        </table:table-row>
        <table:table-row table:style-name="ro1">
          <table:table-cell table:style-name="ce1"/>
          <table:table-cell/>
          <table:table-cell office:value-type="string">
            <text:p>r7---sn-4g57knks.googlevideo.com</text:p>
          </table:table-cell>
          <table:table-cell table:number-columns-repeated="1021"/>
        </table:table-row>
        <table:table-row table:style-name="ro1">
          <table:table-cell table:style-name="ce1"/>
          <table:table-cell/>
          <table:table-cell office:value-type="string">
            <text:p>r7---sn-4g57knll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7---sn-p5qlsnzr.googlevideo.com</text:p>
          </table:table-cell>
          <table:table-cell table:number-columns-repeated="1021"/>
        </table:table-row>
        <table:table-row table:style-name="ro1">
          <table:table-cell office:value-type="string">
            <text:p>r8---sn-4g57knkr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8---sn-4g57knzz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/>
          <table:table-cell office:value-type="string">
            <text:p>r8---sn-4g57knre.googlevideo.com</text:p>
          </table:table-cell>
          <table:table-cell table:style-name="ce1"/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8---sn-4g57knls.googlevideo.com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9---sn-4g57knsy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9---sn-4g57knze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9---sn-5hne6n76.googlevideo.com</text:p>
          </table:table-cell>
          <table:table-cell table:number-columns-repeated="1023"/>
        </table:table-row>
        <table:table-row table:style-name="ro1">
          <table:table-cell table:style-name="ce1"/>
          <table:table-cell office:value-type="string">
            <text:p>r9---sn-4g57kn6e.googlevideo.com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r9---sn-4g57kn7l.googlevideo.com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r9---sn-4g57kn7s.googlevideo.com</text:p>
          </table:table-cell>
          <table:table-cell table:number-columns-repeated="1022"/>
        </table:table-row>
        <table:table-row table:style-name="ro1">
          <table:table-cell table:style-name="ce1"/>
          <table:table-cell office:value-type="string">
            <text:p>r9---sn-4g57knes.googlevideo.com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>
            <text:p>r9---sn-ab5l6ney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>
            <text:p>r9---sn-aigllns6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9---sn-vgqsenly.googlevideo.com</text:p>
          </table:table-cell>
          <table:table-cell table:number-columns-repeated="1021"/>
        </table:table-row>
        <table:table-row table:style-name="ro1">
          <table:table-cell office:value-type="string">
            <text:p>r10---sn-4g57knkl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/>
          <table:table-cell office:value-type="string">
            <text:p>r10---sn-4g57knke.googlevideo.com</text:p>
          </table:table-cell>
          <table:table-cell table:style-name="ce1"/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0---sn-a5m7lnek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0---sn-n4v7kn7k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0---sn-q4f7sns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0---sn-vgqs7ned.googlevideo.com</text:p>
          </table:table-cell>
          <table:table-cell table:number-columns-repeated="1021"/>
        </table:table-row>
        <table:table-row table:style-name="ro1">
          <table:table-cell office:value-type="string">
            <text:p>r11---sn-5hne6nel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/>
          <table:table-cell office:value-type="string">
            <text:p>r11---sn-4g57knzz.googlevideo.com</text:p>
          </table:table-cell>
          <table:table-cell table:style-name="ce1"/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1---sn-4g57knkr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1---sn-a5m7zne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2---sn-aiglln7e.googlevideo.com</text:p>
          </table:table-cell>
          <table:table-cell table:number-columns-repeated="1021"/>
        </table:table-row>
        <table:table-row table:style-name="ro1">
          <table:table-cell office:value-type="string">
            <text:p>r13---sn-4g57knls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13---sn-4g57knlz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13---sn-4g57knzl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13---sn-5hnedn7k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/>
          <table:table-cell office:value-type="string">
            <text:p>r13---sn-4g57kn7s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3---sn-4g57knek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3---sn-4g57knk6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3---sn-4g57knz7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3---sn-4g57knzd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r13---sn-5hnedne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3---sn-ab5l6nes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3---sn-hp57knzs.googlevideo.com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14---sn-4g57kney.googlevideo.com</text:p>
          </table:table-cell>
          <table:table-cell table:style-name="ce1"/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4---sn-5hnedne6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4---sn-vgqsenlk.googlevideo.com</text:p>
          </table:table-cell>
          <table:table-cell table:number-columns-repeated="1021"/>
        </table:table-row>
        <table:table-row table:style-name="ro1">
          <table:table-cell office:value-type="string">
            <text:p>r15---sn-4g57kn67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15---sn-4g57knr7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15---sn-5hne6nl6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/>
          <table:table-cell office:value-type="string">
            <text:p>r15---sn-4g57knd7.googlevideo.com</text:p>
          </table:table-cell>
          <table:table-cell table:style-name="ce1"/>
          <table:table-cell table:number-columns-repeated="1021"/>
        </table:table-row>
        <table:table-row table:style-name="ro1">
          <table:table-cell/>
          <table:table-cell office:value-type="string">
            <text:p>r15---sn-4g57knzz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r15---sn-4g57kn6e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5---sn-5hne6nee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5---sn-a5m7zned.googlevideo.com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r16---sn-4g57kney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6---sn-4g57knl7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6---sn-4g57knrz.googlevideo.com</text:p>
          </table:table-cell>
          <table:table-cell table:number-columns-repeated="1022"/>
        </table:table-row>
        <table:table-row table:style-name="ro1">
          <table:table-cell office:value-type="string">
            <text:p>r17---sn-4g57kn7s.googlevideo.com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r17---sn-4g57knld.googlevideo.com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r17---sn-4g57kn6k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7---sn-4g57knz7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>
            <text:p>r17---sn-q4f7snel.googlevideo.com</text:p>
          </table:table-cell>
          <table:table-cell table:number-columns-repeated="1021"/>
        </table:table-row>
        <table:table-row table:style-name="ro1">
          <table:table-cell office:value-type="string">
            <text:p>r18---sn-4g57knkr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office:value-type="string">
            <text:p>r18---sn-5hne6nek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/>
          <table:table-cell office:value-type="string">
            <text:p>r18---sn-4g57kn7z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>
            <text:p>r18---sn-h0j7sn7z.googlevideo.com</text:p>
          </table:table-cell>
          <table:table-cell table:number-columns-repeated="1021"/>
        </table:table-row>
        <table:table-row table:style-name="ro1">
          <table:table-cell office:value-type="string">
            <text:p>r19---sn-4g57knkz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/>
          <table:table-cell office:value-type="string">
            <text:p>r19---sn-4g57kn7z.googlevideo.com</text:p>
          </table:table-cell>
          <table:table-cell table:style-name="ce1"/>
          <table:table-cell table:number-columns-repeated="1021"/>
        </table:table-row>
        <table:table-row table:style-name="ro1">
          <table:table-cell/>
          <table:table-cell office:value-type="string">
            <text:p>r19---sn-4g57kner.googlevideo.co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19---sn-4g57knke.googlevideo.com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" office:value-type="string">
            <text:p>r19---sn-5hnedne6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9---sn-aiglln7k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9---sn-n4v7knel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9---sn-o097znez.googlevideo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>
            <text:p>r19---sn-p5qlsned.googlevideo.com</text:p>
          </table:table-cell>
          <table:table-cell table:number-columns-repeated="1021"/>
        </table:table-row>
        <table:table-row table:style-name="ro1">
          <table:table-cell office:value-type="string">
            <text:p>r20---sn-4g57knde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table:style-name="ce1" office:value-type="string">
            <text:p>r20---sn-5hne6n76.googlevideo.com</text:p>
          </table:table-cell>
          <table:table-cell/>
          <table:table-cell table:style-name="ce1"/>
          <table:table-cell table:number-columns-repeated="1021"/>
        </table:table-row>
        <table:table-row table:style-name="ro1">
          <table:table-cell table:style-name="ce1"/>
          <table:table-cell office:value-type="string">
            <text:p>r20---sn-4g57knek.googlevideo.com</text:p>
          </table:table-cell>
          <table:table-cell table:style-name="ce1"/>
          <table:table-cell table:number-columns-repeated="1021"/>
        </table:table-row>
        <table:table-row table:style-name="ro1" table:number-rows-repeated="683">
          <table:table-cell table:style-name="ce1"/>
          <table:table-cell/>
          <table:table-cell table:style-name="ce1"/>
          <table:table-cell table:number-columns-repeated="1021"/>
        </table:table-row>
        <table:table-row table:style-name="ro1" table:number-rows-repeated="104768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Tabelle1.$A$1" table:cell-range-address="$Tabelle1.$A$1:.$A$891"/>
          <table:named-range table:name="_xlnm.Extract" table:base-cell-address="$Tabelle1.$A$1" table:cell-range-address="$Tabelle1.$C$1:.$C$1048576"/>
        </table:named-expressions>
      </table:table>
      <table:named-expressions/>
      <table:database-ranges>
        <table:database-range table:name="_xlnm._FilterDatabase" table:target-range-address="Tabelle1.A1:Tabelle1.A891"/>
        <table:database-range table:target-range-address="Tabelle1.C201:Tabelle1.C20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  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de" number:country="DE">
      <number:number number:decimal-places="2" number:min-integer-digits="1" number:grouping="true"/>
      <number:text> € </number:text>
    </number:number-style>
    <number:number-style style:name="N8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9" number:language="de" number:country="D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de" number:country="DE">
      <number:minutes number:style="long"/>
      <number:text>:</number:text>
      <number:seconds number:style="long"/>
    </number:time-style>
    <number:time-style style:name="N8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de" number:country="DE">
      <number:minutes number:style="long"/>
      <number:text>:</number:text>
      <number:seconds number:style="long" number:decimal-places="1"/>
    </number:time-style>
    <number:number-style style:name="N8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6">16.03.2017</text:date>, <text:time>20:20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6T20:20:02.91</dc:date>
    <meta:generator>OpenOffice/4.1.3$Win32 OpenOffice.org_project/413m1$Build-9783</meta:generator>
    <meta:editing-duration>P11DT12M38S</meta:editing-duration>
    <meta:editing-cycles>81</meta:editing-cycles>
    <meta:document-statistic meta:table-count="1" meta:cell-count="210" meta:object-count="0"/>
  </office:meta>
</office:document-meta>
</file>